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820c5" style:font-size-asian="16pt" style:font-size-complex="16pt"/>
    </style:style>
    <style:style style:name="P2" style:family="paragraph" style:parent-style-name="Text_20_body">
      <style:text-properties officeooo:rsid="000aca01" officeooo:paragraph-rsid="001820c5"/>
    </style:style>
    <style:style style:name="P3" style:family="paragraph" style:parent-style-name="Text_20_body">
      <style:text-properties officeooo:rsid="0008f0b2" officeooo:paragraph-rsid="001820c5"/>
    </style:style>
    <style:style style:name="P4" style:family="paragraph" style:parent-style-name="Heading_20_3">
      <style:text-properties officeooo:paragraph-rsid="001820c5"/>
    </style:style>
    <style:style style:name="P5" style:family="paragraph" style:parent-style-name="Heading_20_3">
      <style:paragraph-properties fo:break-before="page"/>
      <style:text-properties officeooo:rsid="0008f0b2" officeooo:paragraph-rsid="001820c5"/>
    </style:style>
    <style:style style:name="P6" style:family="paragraph" style:parent-style-name="Text_20_body">
      <style:text-properties officeooo:rsid="0008f0b2" officeooo:paragraph-rsid="001820c5"/>
    </style:style>
    <style:style style:name="P7" style:family="paragraph" style:parent-style-name="Heading_20_2">
      <style:text-properties officeooo:rsid="000aca01" officeooo:paragraph-rsid="001820c5"/>
    </style:style>
    <style:style style:name="P8" style:family="paragraph" style:parent-style-name="Heading_20_1" style:master-page-name="Right_20_Page">
      <style:paragraph-properties style:page-number="auto"/>
      <style:text-properties officeooo:rsid="000aca01" officeooo:paragraph-rsid="001820c5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iver Waltz (Cowboy Junkies)</text:h>
      <text:h text:style-name="P7" text:outline-level="2">Time Signature: 3/4</text:h>
      <text:p text:style-name="P2">Chords: Am, C, Dm, F, F7, G, G7</text:p>
      <text:p text:style-name="P2">Tempo: 120 - 140 BPM</text:p>
      <text:p text:style-name="P1"/>
      <text:h text:style-name="P5" text:outline-level="3">[INTRO]</text:h>
      <text:p text:style-name="P3">C</text:p>
      <text:h text:style-name="P4" text:outline-level="3">[VERSE 1]</text:h>
      <text:p text:style-name="P3"><text:s text:c="13"/>C</text:p>
      <text:p text:style-name="P3">I'm going to find me a dying river</text:p>
      <text:p text:style-name="P3"/>
      <text:p text:style-name="P3">And strike a deal with her I'll say.</text:p>
      <text:p text:style-name="P3"><text:s text:c="6"/>F </text:p>
      <text:p text:style-name="P3">"I'll fold you in two and I'll carry you away</text:p>
      <text:p text:style-name="P3"><text:s text:c="5"/>C</text:p>
      <text:p text:style-name="P3">To a place where your headwaters will flow</text:p>
      <text:p text:style-name="P3"><text:s text:c="22"/>G</text:p>
      <text:p text:style-name="P3">Clean through to your mouth".</text:p>
      <text:p text:style-name="P3"><text:s text:c="5"/>C</text:p>
      <text:p text:style-name="P3">In return I'll request a small sanctuary</text:p>
      <text:p text:style-name="P3"><text:s text:c="7"/>F </text:p>
      <text:p text:style-name="P3">By her banks where we will live</text:p>
      <text:p text:style-name="P3"/>
      <text:p text:style-name="P3">with our small family</text:p>
      <text:p text:style-name="P3"><text:s text:c="9"/>C</text:p>
      <text:p text:style-name="P3">She will water our garden, and clean the dirt</text:p>
      <text:p text:style-name="P3"><text:s text:c="9"/>G</text:p>
      <text:p text:style-name="P3">from our skin.</text:p>
      <text:p text:style-name="P3"><text:s text:c="13"/>F <text:s text:c="14"/>F7</text:p>
      <text:p text:style-name="P3">As the world clamours at our door</text:p>
      <text:p text:style-name="P3"><text:s text:c="8"/>G7 <text:s text:c="20"/>C </text:p>
      <text:p text:style-name="P3">We will dance and not let them in.</text:p>
      <text:h text:style-name="P4" text:outline-level="3">[VERSE 2]</text:h>
      <text:p text:style-name="P3"><text:s text:c="4"/>C</text:p>
      <text:p text:style-name="P3">And if one day we wake up to a bed dry as bone</text:p>
      <text:p text:style-name="P3">F</text:p>
      <text:p text:style-name="P3">Find our river stolen, find our sanctuary gone</text:p>
      <text:p text:style-name="P3"><text:s text:c="8"/>C</text:p>
      <text:p text:style-name="P3">We will stand and take stock and be grateful</text:p>
      <text:p text:style-name="P3"><text:s text:c="19"/>G</text:p>
      <text:p text:style-name="P3">for what we've not lost.</text:p>
      <text:p text:style-name="P3"><text:soft-page-break/><text:s text:c="8"/>C</text:p>
      <text:p text:style-name="P3">We’ll pack up our bags, pack our small family</text:p>
      <text:p text:style-name="P3">F</text:p>
      <text:p text:style-name="P3">Head cross the valley to where the aspen trees </text:p>
      <text:p text:style-name="P3">C</text:p>
      <text:p text:style-name="P3">Shiver as they ascend- the green hills</text:p>
      <text:p text:style-name="P3"><text:s text:c="10"/>G</text:p>
      <text:p text:style-name="P3">rising to blue.</text:p>
      <text:p text:style-name="P3"><text:s text:c="7"/>F <text:s text:c="10"/>F7 <text:s text:c="14"/>G7</text:p>
      <text:p text:style-name="P3">At the edge of the chopping we will turn</text:p>
      <text:p text:style-name="P3"><text:s text:c="13"/>C</text:p>
      <text:p text:style-name="P3">And bid fond ädieu".</text:p>
      <text:h text:style-name="P4" text:outline-level="3">[CHORUS]</text:h>
      <text:p text:style-name="P3">F <text:s text:c="20"/>C</text:p>
      <text:p text:style-name="P3">All that I know to be true</text:p>
      <text:p text:style-name="P3"><text:s text:c="21"/>G</text:p>
      <text:p text:style-name="P3">Is the touch of your hand on my skin.</text:p>
      <text:p text:style-name="P3">F <text:s text:c="23"/>C</text:p>
      <text:p text:style-name="P3">One look from you can so easily soothe</text:p>
      <text:p text:style-name="P3"><text:s text:c="9"/>G </text:p>
      <text:p text:style-name="P3">All this turmoil within.</text:p>
      <text:p text:style-name="P3"><text:s text:c="6"/>Dm</text:p>
      <text:p text:style-name="P3">As we dance cheek to cheek</text:p>
      <text:p text:style-name="P3"><text:s text:c="9"/>Am</text:p>
      <text:p text:style-name="P3">with our feet so completely</text:p>
      <text:p text:style-name="P3">C <text:s text:c="23"/>G <text:s/></text:p>
      <text:p text:style-name="P3">locked in a time all our own.</text:p>
      <text:p text:style-name="P3">Dm <text:s text:c="17"/>Am</text:p>
      <text:p text:style-name="P3">I stop to speak but you gently keep me </text:p>
      <text:p text:style-name="P3">C <text:s text:c="20"/>G </text:p>
      <text:p text:style-name="P3">Moving in time to the song.</text:p>
      <text:p text:style-name="P3"><text:s text:c="9"/>F <text:s text:c="12"/>Am <text:s text:c="9"/>Dm</text:p>
      <text:p text:style-name="P3">And in a voice that is sloppy with gin</text:p>
      <text:p text:style-name="P3"><text:s text:c="24"/>C</text:p>
      <text:p text:style-name="P3">You say, "let the world spin".</text:p>
      <text:h text:style-name="P4" text:outline-level="3">[VERSE 3]</text:h>
      <text:p text:style-name="P3"><text:s text:c="13"/>C</text:p>
      <text:p text:style-name="P3">I'm going to find me a dying river</text:p>
      <text:p text:style-name="P3"/>
      <text:p text:style-name="P3">And strike a deal with her I'll say.</text:p>
      <text:p text:style-name="P3"><text:s text:c="6"/>F </text:p>
      <text:p text:style-name="P3">"I'll fold you in two and I'll carry you away</text:p>
      <text:p text:style-name="P3"/>
      <text:p text:style-name="P3"><text:soft-page-break/><text:s text:c="5"/>C</text:p>
      <text:p text:style-name="P3">To a place where your headwaters will flow</text:p>
      <text:p text:style-name="P3"><text:s text:c="22"/>G</text:p>
      <text:p text:style-name="P3">Clean through to your mouth".</text:p>
      <text:p text:style-name="P3"><text:s text:c="5"/>C</text:p>
      <text:p text:style-name="P3">In return I'll request a small sanctuary</text:p>
      <text:p text:style-name="P3"><text:s text:c="7"/>F </text:p>
      <text:p text:style-name="P3">By her banks where we will live</text:p>
      <text:p text:style-name="P3"/>
      <text:p text:style-name="P3">with our small family</text:p>
      <text:p text:style-name="P3"><text:s text:c="9"/>C</text:p>
      <text:p text:style-name="P3">She will water our garden, and clean the dirt </text:p>
      <text:p text:style-name="P3"><text:s text:c="9"/>G</text:p>
      <text:p text:style-name="P3">from our skin.</text:p>
      <text:p text:style-name="P3"><text:s text:c="13"/>F <text:s text:c="14"/>F7</text:p>
      <text:p text:style-name="P3">As the world clamours at our door</text:p>
      <text:p text:style-name="P3"><text:s text:c="2"/><text:span text:style-name="T1"><text:s text:c="6"/>G7 <text:s text:c="20"/>C </text:span></text:p>
      <text:p text:style-name="P3">We will dance and not let them in.</text:p>
      <text:h text:style-name="P4" text:outline-level="3">[OUTRO]</text:h>
      <text:p text:style-name="P3">F F7 G7 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2M57S</meta:editing-duration>
    <meta:editing-cycles>9</meta:editing-cycles>
    <meta:generator>LibreOffice/5.2.5.1$MacOSX_X86_64 LibreOffice_project/0312e1a284a7d50ca85a365c316c7abbf20a4d22</meta:generator>
    <dc:title>Lyrics + Chords</dc:title>
    <dc:date>2017-04-03T12:56:53.381759000</dc:date>
    <meta:print-date>2017-04-03T12:23:29.985893000</meta:print-date>
    <meta:document-statistic meta:table-count="0" meta:image-count="0" meta:object-count="0" meta:page-count="4" meta:paragraph-count="98" meta:word-count="408" meta:character-count="2318" meta:non-whitespace-character-count="143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